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style:style>
    <style:style style:name="T2" style:parent-style-name="DefaultParagraphFont" style:family="text">
      <style:text-properties style:font-name="Times New Roman" fo:language="fr" fo:country="FR" style:language-asian="fr" style:country-asian="FR"/>
    </style:style>
    <style:style style:name="P3" style:parent-style-name="NoSpacing" style:family="paragraph">
      <style:paragraph-properties fo:text-align="end"/>
    </style:style>
    <style:style style:name="T4" style:parent-style-name="DefaultParagraphFont" style:family="text">
      <style:text-properties fo:color="#FFFFFF" fo:font-size="14pt" style:font-size-asian="14pt" style:font-size-complex="14pt"/>
    </style:style>
    <style:style style:name="T5" style:parent-style-name="DefaultParagraphFont" style:family="text">
      <style:text-properties style:font-name="Times New Roman" fo:language="fr" fo:country="FR" style:language-asian="fr" style:country-asian="FR"/>
    </style:style>
    <style:style style:name="T6" style:parent-style-name="DefaultParagraphFont" style:family="text">
      <style:text-properties style:font-name="Calibri Light" fo:color="#262626" fo:font-size="36pt" style:font-size-asian="36pt" style:font-size-complex="36pt" fo:language="fr" fo:country="FR"/>
    </style:style>
    <style:style style:name="P7" style:parent-style-name="Normal" style:family="paragraph">
      <style:paragraph-properties fo:margin-top="0.0833in"/>
    </style:style>
    <style:style style:name="T8" style:parent-style-name="DefaultParagraphFont" style:family="text">
      <style:text-properties fo:color="#404040" fo:font-size="18pt" style:font-size-asian="18pt" style:font-size-complex="18pt"/>
    </style:style>
    <style:style style:name="P9" style:parent-style-name="Normal" style:family="paragraph">
      <style:paragraph-properties fo:break-before="page"/>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ListParagraph" style:family="paragraph">
      <style:paragraph-properties fo:text-align="justify"/>
    </style:style>
    <style:style style:name="P15" style:parent-style-name="ListParagraph" style:family="paragraph">
      <style:paragraph-properties fo:text-align="justify"/>
    </style:style>
    <style:style style:name="P16" style:parent-style-name="ListParagraph" style:family="paragraph">
      <style:paragraph-properties fo:text-align="justify"/>
    </style:style>
    <style:style style:name="P17" style:parent-style-name="Normal" style:family="paragraph">
      <style:paragraph-properties fo:text-align="justify"/>
    </style:style>
    <style:style style:name="P18" style:parent-style-name="ListParagraph" style:family="paragraph"/>
    <style:style style:name="P19" style:parent-style-name="ListParagraph" style:family="paragraph"/>
    <style:style style:name="P20" style:parent-style-name="ListParagraph" style:family="paragraph"/>
    <style:style style:name="T21" style:parent-style-name="DefaultParagraphFont" style:family="text">
      <style:text-properties style:font-name="Wingdings" style:font-name-asian="Wingdings" style:font-name-complex="Wingdings"/>
    </style:style>
    <style:style style:name="T22" style:parent-style-name="DefaultParagraphFont" style:family="text">
      <style:text-properties style:font-name="Wingdings" style:font-name-asian="Wingdings" style:font-name-complex="Wingdings"/>
    </style:style>
    <style:style style:name="P23" style:parent-style-name="Normal" style:family="paragraph">
      <style:paragraph-properties fo:break-before="page"/>
      <style:text-properties fo:hyphenate="true"/>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style:wrap="run-through" style:run-through="background" style:horizontal-rel="page" style:vertical-rel="page" style:horizontal-pos="from-left" style:vertical-pos="from-top"/>
    </style:style>
    <style:style style:family="graphic" style:name="a26"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20%" draw:stroke="solid" svg:stroke-width="0in" svg:stroke-color="#44546a" svg:stroke-opacity="2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0">
      <style:graphic-properties draw:fill="solid" draw:fill-color="#44546a" draw:opacity="100%" draw:stroke="none"/>
    </style:style>
    <style:style style:family="graphic" style:name="a1">
      <style:graphic-properties fo:wrap-option="wrap" fo:padding-top="0in" fo:padding-bottom="0in" fo:padding-left="0.1in" fo:padding-right="0.2in" draw:textarea-vertical-align="middle" draw:textarea-horizontal-align="left" draw:fill="solid" draw:fill-color="#5b9bd5" draw:opacity="100%" draw:stroke="none" draw:auto-grow-width="false" draw:auto-grow-height="false"/>
      <style:paragraph-properties style:font-independent-line-spacing="true" style:writing-mode="lr-tb"/>
    </style:style>
    <style:style style:family="graphic" style:name="a2">
      <style:graphic-properties draw:fill="solid" draw:fill-color="#44546a" draw:opacity="100%" draw:stroke="solid" svg:stroke-width="0in" svg:stroke-color="#44546a" svg:stroke-opacity="100%" draw:stroke-linejoin="round" svg:stroke-linecap="butt"/>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office:automatic-styles>
  <office:body>
    <office:text text:use-soft-page-breaks="true">
      <text:p text:style-name="P1"><text:span text:style-name="T2"><draw:g draw:z-index="251659264" draw:name="Group 2" draw:id="id28" draw:style-name="a25" text:anchor-type="paragraph"><svg:title/><svg:desc/><draw:custom-shape svg:x="0.34028in" svg:y="0.275in" svg:width="0.24796in" svg:height="10.44167in" draw:id="id0" draw:style-name="a0" draw:name="Rectangle 3"><svg:title/><svg:desc/><draw:enhanced-geometry draw:type="non-primitive" svg:viewBox="0 0 21600 21600" draw:enhanced-path="M 0 0 L 21600 0 21600 21600 0 21600 Z N"/></draw:custom-shape><draw:custom-shape svg:x="0.34028in" svg:y="1.95337in" svg:width="2.79722in" svg:height="0.63166in" draw:id="id1" draw:style-name="a1" draw:name="Pentagon 4"><svg:title/><svg:desc/><text:p text:style-name="P3"><text:span text:style-name="T4">6/17/2016</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 5" draw:id="id27"><svg:title/><svg:desc/><draw:g draw:name="Group 6" draw:id="id14"><svg:title/><svg:desc/><draw:custom-shape svg:x="1.01762in" svg:y="8.70154in" svg:width="0.38881in" svg:height="1.25743in" draw:id="id2" draw:style-name="a2" draw:name="Freef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42555in" svg:y="9.94182in" svg:width="0.36969in" svg:height="0.76875in" draw:id="id3" draw:style-name="a3" draw:name="Freef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5869in" svg:y="5.09215in" svg:width="0.44618in" svg:height="3.63511in" draw:id="id4" draw:style-name="a4" draw:name="Freef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6025in" svg:y="6.26099in" svg:width="0.14341in" svg:height="2.44055in" draw:id="id5" draw:style-name="a5" draw:name="Freef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1.00487in" svg:y="8.72726in" svg:width="0.49079in" svg:height="1.79755in" draw:id="id6" draw:style-name="a6" draw:name="Freef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52116in" svg:y="10.51337in" svg:width="0.10517in" svg:height="0.19719in" draw:id="id7" draw:style-name="a7" draw:name="Freef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8893in" svg:y="8.58723in" svg:width="0.04781in" svg:height="0.26578in" draw:id="id8" draw:style-name="a8" draw:name="Freef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40643in" svg:y="7.75275in" svg:width="1.25567in" svg:height="2.18906in" draw:id="id9" draw:style-name="a9" draw:name="Freef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40643in" svg:y="9.95896in" svg:width="0.11473in" svg:height="0.55441in" draw:id="id10" draw:style-name="a10" draw:name="Freef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9566in" svg:y="10.52481in" svg:width="0.0988in" svg:height="0.18576in" draw:id="id11" draw:style-name="a11" draw:name="Freef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40643in" svg:y="9.89323in" svg:width="0.02231in" svg:height="0.12003in" draw:id="id12" draw:style-name="a12" draw:name="Freef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5423in" svg:y="10.37334in" svg:width="0.14341in" svg:height="0.33722in" draw:id="id13" draw:style-name="a13" draw:name="Freef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 7" draw:id="id26"><svg:title/><svg:desc/><draw:custom-shape svg:x="0.55163in" svg:y="7.65058in" svg:width="0.59492in" svg:height="1.92048in" draw:id="id15" draw:style-name="a14" draw:name="Freef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7986in" svg:y="9.53693in" svg:width="0.5616in" svg:height="1.17363in" draw:id="id16" draw:style-name="a15" draw:name="Freef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374in" svg:y="7.16833in" svg:width="0.09519in" svg:height="0.5164in" draw:id="id17" draw:style-name="a16" draw:name="Freef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3259in" svg:y="7.68473in" svg:width="0.75198in" svg:height="2.74416in" draw:id="id18" draw:style-name="a17" draw:name="Freef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32264in" svg:y="10.40755in" svg:width="0.15706in" svg:height="0.30301in" draw:id="id19" draw:style-name="a18" draw:name="Freef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51355in" svg:y="7.47561in" svg:width="0.07139in" svg:height="0.40544in" draw:id="id20" draw:style-name="a19" draw:name="Freef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4654in" svg:y="6.19955in" svg:width="1.91326in" svg:height="3.33738in" draw:id="id21" draw:style-name="a20" draw:name="Freef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4654in" svg:y="9.57107in" svg:width="0.1761in" svg:height="0.83648in" draw:id="id22" draw:style-name="a21" draw:name="Freef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8457in" svg:y="10.42889in" svg:width="0.14754in" svg:height="0.28167in" draw:id="id23" draw:style-name="a22" draw:name="Freef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4654in" svg:y="9.46438in" svg:width="0.03332in" svg:height="0.18351in" draw:id="id24" draw:style-name="a23" draw:name="Freef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21794in" svg:y="10.19416in" svg:width="0.21893in" svg:height="0.5164in" draw:id="id25" draw:style-name="a24" draw:name="Freef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span><text:span text:style-name="T5"><draw:frame draw:z-index="251660288" draw:id="id29" draw:style-name="a26" draw:name="Text Box 1" text:anchor-type="paragraph" svg:x="3.57014in" svg:y="1.925in" svg:width="3.81667in" svg:height="2.12917in" style:rel-width="scale" style:rel-height="scale"><draw:text-box><text:p text:style-name="NoSpacing"><text:span text:style-name="T6">Projet NAO</text:span></text:p><text:p text:style-name="P7"><text:span text:style-name="T8">Béatrice Djearamane, <text:s text:c="16"/>Nicolas Janssoone, <text:s text:c="23"/>Adrien Mondiere, <text:s text:c="31"/>Eloi Pagniez</text:span></text:p></draw:text-box><svg:title/><svg:desc/></draw:frame></text:span></text:p>
      <text:p text:style-name="P9"/>
      <text:h text:style-name="Heading2" text:outline-level="2">Présentation<text:s/>du projet</text:h>
      <text:p text:style-name="P10">Le projet consistait en la récupération d’une balle rouge par un robot NAO.</text:p>
      <text:p text:style-name="P11">Le robot doit reconnaître une balle rouge, se déplacer jusqu’à sa position, et faire le nécessaire pour ramasser la balle.</text:p>
      <text:p text:style-name="P12"/>
      <text:h text:style-name="Heading2" text:outline-level="2">Analyse du projet</text:h>
      <text:p text:style-name="P13">Afin de mener ce projet à bien, nous avons premièrement décidé de diviser sa réalisation en divers modules :</text:p>
      <text:list text:style-name="LFO1" text:continue-numbering="true">
        <text:list-item>
          <text:p text:style-name="P14">Module de détection d’une balle rouge</text:p>
        </text:list-item>
        <text:list-item>
          <text:p text:style-name="P15">Module de déplacement en direction de la balle rouge</text:p>
        </text:list-item>
        <text:list-item>
          <text:p text:style-name="P16">Module de récupération de la balle</text:p>
        </text:list-item>
      </text:list>
      <text:p text:style-name="P17"/>
      <text:h text:style-name="Heading2" text:outline-level="2">Problèmes rencontrés<text:s/>à développer</text:h>
      <text:p text:style-name="Normal">La réalisation de ce projet<text:s/>a rencontré différents problèmes, dont une grande majorité liée au robot :<text:s/></text:p>
      <text:list text:style-name="LFO2" text:continue-numbering="true">
        <text:list-item>
          <text:p text:style-name="P18">Robot victime de perte d’équilibre</text:p>
        </text:list-item>
        <text:list-item>
          <text:p text:style-name="P19">Un pouce cassé</text:p>
        </text:list-item>
        <text:list-item>
          <text:p text:style-name="P20">Moteurs surchauffant</text:p>
        </text:list-item>
      </text:list>
      <text:p text:style-name="Normal">La mise en place de scripts en python, ainsi que leurs corrections après lancement nous ont pris pas mal de<text:s/>temps.</text:p>
      <text:p text:style-name="Normal">Mais l’élément nous ayant fait perdre le plus de temps sur la réalisation de ce projet fut le stage réalisé de janvier à mars 2016.</text:p>
      <text:p text:style-name="Normal"/>
      <text:h text:style-name="Heading2" text:outline-level="2">Réalisation</text:h>
      <text:p text:style-name="Normal">Pour pouvoir tout d’abord manier et apprendre les limitations de NAO, nous avons utlisé Chorégraphe qui permet de mouvoir les arrticulations du robot et les enregistrer sur une frise de temps<text:s/></text:p>
      <text:p text:style-name="Normal">[Image de time line]</text:p>
      <text:p text:style-name="Normal">Chacun de ses mouvements est enregistré, et ils sont joués à la sutie, à la manière d’un stopmotion film. Chor2GRAPHE possède égalemnt des modules ou blocs déjà crées, comme le standup (se lever) ou le taichi qui fait en sorte que NAO fasse une petite démo de taichi.<text:s/></text:p>
      <text:p text:style-name="Normal">Ces blocs déjà existant ont été étudiés afin d’êre reproduits ou utilisés dans le cadre ce projet.</text:p>
      <text:p text:style-name="Normal">[Image bloc]</text:p>
      <text:soft-page-break/>
      <text:p text:style-name="Normal">Nous avons premièrement développé le code nécessaire à la détection de la balle rouge. Nous avons codé à<text:s/>la suite des lignes de code permettant à NAO de se déplacer en direction de la balle rouge.</text:p>
      <text:p text:style-name="Normal"/>
      <text:p text:style-name="Normal">Création de blocs sous choregraphe pour les mouvements des bras (récupération de la balle)<text:s/><text:span text:style-name="T21"></text:span><text:s/>exportation<text:s/>du code</text:p>
      <text:p text:style-name="Normal">Tests de chaque module après son développement</text:p>
      <text:p text:style-name="Normal">Création<text:s/>d’une classe NAO contenant les éléments mis ensemble (fonctions) pour contrôler actions du robot<text:s/><text:span text:style-name="T22"></text:span><text:s/>gestion du robot par lignes de commande</text:p>
      <text:p text:style-name="P23"/>
      <text:soft-page-break/>
      <text:p text:style-name="Normal">Mode de fonctionnement<text:s/></text:p>
      <text:p text:style-name="Normal">Dans le cadre de notre projet, NAO parfois surchauffe. Ses moteurs situés dans ses bras et plus particlièrent ses jmabes chauffent et l’mpêchent de mener à bien ses fonctions. Ce problème vient de la position accroupie de NAO, position qu’il prend lorsqu’il veu ramasser une balle au sol.<text:s/></text:p>
      <text:p text:style-name="Normal">Il a donc été nécessaire de le faire ramasser une ball posée sur une bouteille plastique.<text:s/></text:p>
      <text:p text:style-name="Normal"/>
      <text:p text:style-name="Normal">NAO commence par détecter la balle, balle qui doit être dans son champs de vision. Il se dirigera vers elle, et se positionnera face à elle de telle sorte que la balle se situe au centre de sa vision. A la suie de <text:s/>ceci, NAO lèvera les bras, et les amènera près de la balle avec les deux mains ouvertes. Ces mains se refermeonts pour attraper la balle, puis ensuite se lèveront pour prouver que la balle a bien été attrapée.</text:p>
      <text:p text:style-name="Normal"/>
      <text:p text:style-name="Normal"><text:s/>[Diagramme d’actin]</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language="fr" fo:country="FR"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hyphenate="false"/>
    </style:style>
    <style:style style:name="NoSpacingChar" style:display-name="No Spacing Char" style:family="text" style:parent-style-name="DefaultParagraphFont">
      <style:text-properties style:font-name-asian="Times New Roman"/>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fo:language="fr" fo:country="F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NAO</dc:title>
    <dc:description/>
    <dc:subject>Béatrice Djearamane,                 Nicolas Janssoone,                        Adrien Mondiere,                                Eloi Pagniez</dc:subject>
    <meta:initial-creator>adrien mondiere</meta:initial-creator>
    <dc:creator>Béatrice Djearamane</dc:creator>
    <meta:creation-date>2016-06-16T12:17:00Z</meta:creation-date>
    <dc:date>2016-06-17T00:24:00Z</dc:date>
    <meta:template xlink:href="Normal.dotm" xlink:type="simple"/>
    <meta:editing-cycles>5</meta:editing-cycles>
    <meta:editing-duration>PT31620S</meta:editing-duration>
    <meta:document-statistic meta:page-count="4" meta:paragraph-count="5" meta:word-count="447" meta:character-count="2903" meta:row-count="20" meta:non-whitespace-character-count="2461"/>
  </office:meta>
</office:document-meta>
</file>